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fo:font-size="12.75pt"/>
    </style:style>
    <style:style style:name="P2" style:family="paragraph" style:parent-style-name="Text_20_body">
      <style:paragraph-properties fo:text-align="center" style:justify-single-word="false"/>
      <style:text-properties fo:font-size="11.25pt"/>
    </style:style>
    <style:style style:name="P3" style:family="paragraph" style:parent-style-name="Text_20_body" style:list-style-name="L153"/>
    <style:style style:name="P4" style:family="paragraph" style:parent-style-name="Text_20_body" style:list-style-name="L154"/>
    <style:style style:name="P5" style:family="paragraph" style:parent-style-name="Text_20_body" style:list-style-name="L155"/>
    <style:style style:name="P6" style:family="paragraph" style:parent-style-name="Text_20_body">
      <style:paragraph-properties fo:margin-left="0.185cm" fo:margin-right="0cm" fo:text-indent="0cm" style:auto-text-indent="false"/>
    </style:style>
    <style:style style:name="P7" style:family="paragraph" style:parent-style-name="Text_20_body" style:list-style-name="L153">
      <style:paragraph-properties fo:margin-top="0cm" fo:margin-bottom="0cm" loext:contextual-spacing="false"/>
    </style:style>
    <style:style style:name="P8" style:family="paragraph" style:parent-style-name="Text_20_body" style:list-style-name="L154">
      <style:paragraph-properties fo:margin-top="0cm" fo:margin-bottom="0cm" loext:contextual-spacing="false"/>
    </style:style>
    <style:style style:name="P9" style:family="paragraph" style:parent-style-name="Text_20_body" style:list-style-name="L155">
      <style:paragraph-properties fo:margin-top="0cm" fo:margin-bottom="0cm" loext:contextual-spacing="false"/>
    </style:style>
    <style:style style:name="T1" style:family="text">
      <style:text-properties fo:color="#ffffff" fo:background-color="#4cb96b" loext:char-shading-value="0" loext:padding="0cm" loext:border="none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crosoft Topics for Interview Preparation</text:p>
      <text:p text:style-name="Text_20_body"/>
      <text:p text:style-name="P6"><text:a xlink:type="simple" xlink:href="https://www.geeksforgeeks.org/Microsoft-topics-interview-preparation/#easy" text:style-name="Internet_20_link" text:visited-style-name="Visited_20_Internet_20_Link"><text:span text:style-name="T1">Easy Level</text:span></text:a> <text:a xlink:type="simple" xlink:href="https://www.geeksforgeeks.org/Microsoft-topics-interview-preparation/#medium" text:style-name="Internet_20_link" text:visited-style-name="Visited_20_Internet_20_Link"><text:span text:style-name="T1">Medium Level</text:span></text:a> <text:a xlink:type="simple" xlink:href="https://www.geeksforgeeks.org/Microsoft-topics-interview-preparation/#hard" text:style-name="Internet_20_link" text:visited-style-name="Visited_20_Internet_20_Link"><text:span text:style-name="T1">Hard Level</text:span></text:a> </text:p>
      <text:p text:style-name="P2"><text:bookmark text:name="easy"/>Easy Level</text:p>
      <text:p text:style-name="Text_20_body"/>
      <text:list xml:id="list1928187907" text:style-name="L153">
        <text:list-item>
          <text:p text:style-name="P7"><text:a xlink:type="simple" xlink:href="http://www.geeksforgeeks.org/binary-representation-of-a-given-number/" text:style-name="Internet_20_link" text:visited-style-name="Visited_20_Internet_20_Link">Binary representation of a given number</text:a></text:p>
        </text:list-item>
        <text:list-item>
          <text:p text:style-name="P7"><text:a xlink:type="simple" xlink:href="http://www.geeksforgeeks.org/find-max-struct-array/" text:style-name="Internet_20_link" text:visited-style-name="Visited_20_Internet_20_Link">Find max in struct array</text:a></text:p>
        </text:list-item>
        <text:list-item>
          <text:p text:style-name="P7"><text:a xlink:type="simple" xlink:href="http://www.geeksforgeeks.org/find-two-rectangles-overlap/" text:style-name="Internet_20_link" text:visited-style-name="Visited_20_Internet_20_Link">Find if two rectangles overlap</text:a></text:p>
        </text:list-item>
        <text:list-item>
          <text:p text:style-name="P7"><text:a xlink:type="simple" xlink:href="http://www.geeksforgeeks.org/calculate-difficulty-sentence/" text:style-name="Internet_20_link" text:visited-style-name="Visited_20_Internet_20_Link">Calculate the difficulty of a sentence</text:a></text:p>
        </text:list-item>
        <text:list-item>
          <text:p text:style-name="P7"><text:a xlink:type="simple" xlink:href="http://www.geeksforgeeks.org/check-if-a-linked-list-is-circular-linked-list/" text:style-name="Internet_20_link" text:visited-style-name="Visited_20_Internet_20_Link">Check if a linked list is Circular Linked List</text:a></text:p>
        </text:list-item>
        <text:list-item>
          <text:p text:style-name="P7"><text:a xlink:type="simple" xlink:href="http://www.geeksforgeeks.org/converting-decimal-number-lying-between-1-to-3999-to-roman-numerals/" text:style-name="Internet_20_link" text:visited-style-name="Visited_20_Internet_20_Link">Converting Decimal Number lying between 1 to 3999 to Roman Numerals</text:a></text:p>
        </text:list-item>
        <text:list-item>
          <text:p text:style-name="P7"><text:a xlink:type="simple" xlink:href="http://www.geeksforgeeks.org/count-distinct-elements-in-every-window-of-size-k/" text:style-name="Internet_20_link" text:visited-style-name="Visited_20_Internet_20_Link">Count distinct elements in every window of size k</text:a></text:p>
        </text:list-item>
        <text:list-item>
          <text:p text:style-name="P7"><text:a xlink:type="simple" xlink:href="http://www.geeksforgeeks.org/count-possible-paths-top-left-bottom-right-nxm-matrix/" text:style-name="Internet_20_link" text:visited-style-name="Visited_20_Internet_20_Link">Count all possible paths from top left to bottom right of a mXn matrix</text:a></text:p>
        </text:list-item>
        <text:list-item>
          <text:p text:style-name="P7"><text:a xlink:type="simple" xlink:href="http://www.geeksforgeeks.org/evaluate-a-boolean-expression-represented-as-string/" text:style-name="Internet_20_link" text:visited-style-name="Visited_20_Internet_20_Link">Evaluate a boolean expression represented as string</text:a></text:p>
        </text:list-item>
        <text:list-item>
          <text:p text:style-name="P7"><text:a xlink:type="simple" xlink:href="http://www.geeksforgeeks.org/find-common-elements-three-sorted-arrays/" text:style-name="Internet_20_link" text:visited-style-name="Visited_20_Internet_20_Link">Find common elements in three sorted arrays</text:a></text:p>
        </text:list-item>
        <text:list-item>
          <text:p text:style-name="P7"><text:a xlink:type="simple" xlink:href="http://www.geeksforgeeks.org/find-number-closest-n-divisible-m/" text:style-name="Internet_20_link" text:visited-style-name="Visited_20_Internet_20_Link">Find the number closest to n and divisible by m</text:a></text:p>
        </text:list-item>
        <text:list-item>
          <text:p text:style-name="P7"><text:a xlink:type="simple" xlink:href="http://www.geeksforgeeks.org/find-position-of-the-only-set-bit/" text:style-name="Internet_20_link" text:visited-style-name="Visited_20_Internet_20_Link">Find position of the only set bit</text:a></text:p>
        </text:list-item>
        <text:list-item>
          <text:p text:style-name="P7"><text:a xlink:type="simple" xlink:href="http://www.geeksforgeeks.org/find-the-missing-number/" text:style-name="Internet_20_link" text:visited-style-name="Visited_20_Internet_20_Link">Find the Missing Number</text:a></text:p>
        </text:list-item>
        <text:list-item>
          <text:p text:style-name="P7"><text:a xlink:type="simple" xlink:href="http://www.geeksforgeeks.org/inplace-rotate-square-matrix-by-90-degrees/" text:style-name="Internet_20_link" text:visited-style-name="Visited_20_Internet_20_Link">Inplace rotate square matrix by 90 degrees | Set 1</text:a></text:p>
        </text:list-item>
        <text:list-item>
          <text:p text:style-name="P7"><text:a xlink:type="simple" xlink:href="http://www.geeksforgeeks.org/k-largestor-smallest-elements-in-an-array/" text:style-name="Internet_20_link" text:visited-style-name="Visited_20_Internet_20_Link">k largest(or smallest) elements in an array | added Min Heap method</text:a></text:p>
        </text:list-item>
        <text:list-item>
          <text:p text:style-name="P7"><text:a xlink:type="simple" xlink:href="http://www.geeksforgeeks.org/level-order-tree-traversal/" text:style-name="Internet_20_link" text:visited-style-name="Visited_20_Internet_20_Link">Level Order Tree Traversal</text:a></text:p>
        </text:list-item>
        <text:list-item>
          <text:p text:style-name="P7"><text:a xlink:type="simple" xlink:href="http://www.geeksforgeeks.org/merge-sort/" text:style-name="Internet_20_link" text:visited-style-name="Visited_20_Internet_20_Link">Merge Sort</text:a></text:p>
        </text:list-item>
        <text:list-item>
          <text:p text:style-name="P7"><text:a xlink:type="simple" xlink:href="http://www.geeksforgeeks.org/run-length-encoding/" text:style-name="Internet_20_link" text:visited-style-name="Visited_20_Internet_20_Link">Run Length Encoding</text:a></text:p>
        </text:list-item>
        <text:list-item>
          <text:p text:style-name="P7"><text:a xlink:type="simple" xlink:href="http://www.geeksforgeeks.org/sort-even-numbers-ascending-order-sort-odd-numbers-descending-order/" text:style-name="Internet_20_link" text:visited-style-name="Visited_20_Internet_20_Link">Sort all even numbers in ascending order and then sort all odd numbers in descending order</text:a></text:p>
        </text:list-item>
        <text:list-item>
          <text:p text:style-name="P7"><text:a xlink:type="simple" xlink:href="http://www.geeksforgeeks.org/square-root-of-an-integer/" text:style-name="Internet_20_link" text:visited-style-name="Visited_20_Internet_20_Link">Square root of an integer</text:a></text:p>
        </text:list-item>
        <text:list-item>
          <text:p text:style-name="P7"><text:a xlink:type="simple" xlink:href="http://www.geeksforgeeks.org/stack-data-structure-introduction-program/" text:style-name="Internet_20_link" text:visited-style-name="Visited_20_Internet_20_Link">Stack Data Structure (Introduction and Program)</text:a></text:p>
        </text:list-item>
        <text:list-item>
          <text:p text:style-name="P7"><text:a xlink:type="simple" xlink:href="http://www.geeksforgeeks.org/urlify-given-string-replace-spaces/" text:style-name="Internet_20_link" text:visited-style-name="Visited_20_Internet_20_Link">URLify a given string (Replace spaces is %20)</text:a></text:p>
        </text:list-item>
        <text:list-item>
          <text:p text:style-name="P7"><text:a xlink:type="simple" xlink:href="http://www.geeksforgeeks.org/write-a-c-function-to-print-the-middle-of-the-linked-list/" text:style-name="Internet_20_link" text:visited-style-name="Visited_20_Internet_20_Link">Find the middle of a given linked list in C and Java</text:a></text:p>
        </text:list-item>
        <text:list-item>
          <text:p text:style-name="P7"><text:a xlink:type="simple" xlink:href="http://www.geeksforgeeks.org/write-an-efficient-c-function-to-convert-a-tree-into-its-mirror-tree/" text:style-name="Internet_20_link" text:visited-style-name="Visited_20_Internet_20_Link">Write an Efficient Function to Convert a Binary Tree into its Mirror Tree</text:a></text:p>
        </text:list-item>
        <text:list-item>
          <text:p text:style-name="P7"><text:a xlink:type="simple" xlink:href="http://www.geeksforgeeks.org/write-one-line-c-function-to-find-whether-a-no-is-power-of-two/" text:style-name="Internet_20_link" text:visited-style-name="Visited_20_Internet_20_Link">Write one line C function to find whether a no is power of two</text:a></text:p>
        </text:list-item>
        <text:list-item>
          <text:p text:style-name="P7"><text:a xlink:type="simple" xlink:href="http://www.geeksforgeeks.org/write-your-own-atoi/" text:style-name="Internet_20_link" text:visited-style-name="Visited_20_Internet_20_Link">Write your own atoi()</text:a></text:p>
        </text:list-item>
        <text:list-item>
          <text:p text:style-name="P7"><text:a xlink:type="simple" xlink:href="http://www.geeksforgeeks.org/add-two-numbers-represented-by-linked-lists/" text:style-name="Internet_20_link" text:visited-style-name="Visited_20_Internet_20_Link">Add two numbers represented by linked lists | Set 1</text:a></text:p>
        </text:list-item>
        <text:list-item>
          <text:p text:style-name="P7"><text:a xlink:type="simple" xlink:href="http://www.geeksforgeeks.org/anagram-substring-search-search-permutations/" text:style-name="Internet_20_link" text:visited-style-name="Visited_20_Internet_20_Link">Anagram Substring Search (Or Search for all permutations)</text:a></text:p>
        </text:list-item>
        <text:list-item>
          <text:p text:style-name="P7"><text:a xlink:type="simple" xlink:href="http://www.geeksforgeeks.org/binary-search-tree-set-1-search-and-insertion/" text:style-name="Internet_20_link" text:visited-style-name="Visited_20_Internet_20_Link">Binary Search Tree | Set 1 (Search and Insertion)</text:a></text:p>
        </text:list-item>
        <text:list-item>
          <text:p text:style-name="P7"><text:a xlink:type="simple" xlink:href="http://www.geeksforgeeks.org/boundary-traversal-of-binary-tree/" text:style-name="Internet_20_link" text:visited-style-name="Visited_20_Internet_20_Link">Boundary Traversal of binary tree</text:a></text:p>
        </text:list-item>
        <text:list-item>
          <text:p text:style-name="P7"><text:a xlink:type="simple" xlink:href="http://www.geeksforgeeks.org/breadth-first-traversal-for-a-graph/" text:style-name="Internet_20_link" text:visited-style-name="Visited_20_Internet_20_Link">Breadth First Traversal or BFS for a Graph</text:a></text:p>
        </text:list-item>
        <text:list-item>
          <text:p text:style-name="P7"><text:a xlink:type="simple" xlink:href="http://www.geeksforgeeks.org/check-binary-representation-number-palindrome/" text:style-name="Internet_20_link" text:visited-style-name="Visited_20_Internet_20_Link">Check if binary representation of a number is palindrome</text:a></text:p>
        </text:list-item>
        <text:list-item>
          <text:p text:style-name="P7"><text:a xlink:type="simple" xlink:href="http://www.geeksforgeeks.org/construct-tree-from-given-inorder-and-preorder-traversal/" text:style-name="Internet_20_link" text:visited-style-name="Visited_20_Internet_20_Link">Construct Tree from given Inorder and Preorder traversals</text:a></text:p>
        </text:list-item>
        <text:list-item>
          <text:p text:style-name="P7"><text:a xlink:type="simple" xlink:href="http://www.geeksforgeeks.org/convert-a-given-tree-to-sum-tree/" text:style-name="Internet_20_link" text:visited-style-name="Visited_20_Internet_20_Link">Convert a given tree to its Sum Tree</text:a></text:p>
        </text:list-item>
        <text:list-item>
          <text:p text:style-name="P7"><text:a xlink:type="simple" xlink:href="http://www.geeksforgeeks.org/converting-roman-numerals-decimal-lying-1-3999/" text:style-name="Internet_20_link" text:visited-style-name="Visited_20_Internet_20_Link">Converting Roman Numerals to Decimal lying between 1 to 3999</text:a></text:p>
        </text:list-item>
        <text:list-item>
          <text:p text:style-name="P7"><text:a xlink:type="simple" xlink:href="http://www.geeksforgeeks.org/counting-inversions/" text:style-name="Internet_20_link" text:visited-style-name="Visited_20_Internet_20_Link">Count Inversions in an array | Set 1 (Using Merge Sort)</text:a></text:p>
        </text:list-item>
        <text:list-item>
          <text:p text:style-name="P7"><text:a xlink:type="simple" xlink:href="http://www.geeksforgeeks.org/delete-middle-of-linked-list/" text:style-name="Internet_20_link" text:visited-style-name="Visited_20_Internet_20_Link">Delete middle of linked list</text:a></text:p>
        </text:list-item>
        <text:list-item>
          <text:p text:style-name="P7"><text:a xlink:type="simple" xlink:href="http://www.geeksforgeeks.org/design-a-stack-that-supports-getmin-in-o1-time-and-o1-extra-space/" text:style-name="Internet_20_link" text:visited-style-name="Visited_20_Internet_20_Link">Design a stack that supports getMin() in O(1) time and O(1) extra space</text:a></text:p>
        </text:list-item>
        <text:list-item>
          <text:p text:style-name="P7"><text:soft-page-break/><text:a xlink:type="simple" xlink:href="http://www.geeksforgeeks.org/diameter-of-a-binary-tree/" text:style-name="Internet_20_link" text:visited-style-name="Visited_20_Internet_20_Link">Diameter of a Binary Tree</text:a></text:p>
        </text:list-item>
        <text:list-item>
          <text:p text:style-name="P7"><text:a xlink:type="simple" xlink:href="http://www.geeksforgeeks.org/dynamic-programming-set-10-0-1-knapsack-problem/" text:style-name="Internet_20_link" text:visited-style-name="Visited_20_Internet_20_Link">Dynamic Programming | Set 10 ( 0-1 Knapsack Problem)</text:a></text:p>
        </text:list-item>
        <text:list-item>
          <text:p text:style-name="P7"><text:a xlink:type="simple" xlink:href="http://www.geeksforgeeks.org/dynamic-programming-set-15-longest-bitonic-subsequence/" text:style-name="Internet_20_link" text:visited-style-name="Visited_20_Internet_20_Link">Dynamic Programming | Set 15 (Longest Bitonic Subsequence)</text:a></text:p>
        </text:list-item>
        <text:list-item>
          <text:p text:style-name="P7"><text:a xlink:type="simple" xlink:href="http://www.geeksforgeeks.org/find-all-strings-that-match-specific-pattern-in-a-dictionary/" text:style-name="Internet_20_link" text:visited-style-name="Visited_20_Internet_20_Link">Find all strings that match specific pattern in a dictionary</text:a></text:p>
        </text:list-item>
        <text:list-item>
          <text:p text:style-name="P7"><text:a xlink:type="simple" xlink:href="http://www.geeksforgeeks.org/find-excel-column-name-given-number/" text:style-name="Internet_20_link" text:visited-style-name="Visited_20_Internet_20_Link">Find Excel column name from a given column number</text:a></text:p>
        </text:list-item>
        <text:list-item>
          <text:p text:style-name="P7"><text:a xlink:type="simple" xlink:href="http://www.geeksforgeeks.org/find-minimum-element-in-a-sorted-and-rotated-array/" text:style-name="Internet_20_link" text:visited-style-name="Visited_20_Internet_20_Link">Find the minimum element in a sorted and rotated array</text:a></text:p>
        </text:list-item>
        <text:list-item>
          <text:p text:style-name="P7"><text:a xlink:type="simple" xlink:href="http://www.geeksforgeeks.org/find-next-greater-number-set-digits/" text:style-name="Internet_20_link" text:visited-style-name="Visited_20_Internet_20_Link">Find next greater number with same set of digits</text:a></text:p>
        </text:list-item>
        <text:list-item>
          <text:p text:style-name="P7"><text:a xlink:type="simple" xlink:href="http://www.geeksforgeeks.org/find-nth-item-set-formed-sum-two-arrays/" text:style-name="Internet_20_link" text:visited-style-name="Visited_20_Internet_20_Link">Find N'th item in a set formed by sum of two arrays</text:a></text:p>
        </text:list-item>
        <text:list-item>
          <text:p text:style-name="P7"><text:a xlink:type="simple" xlink:href="http://www.geeksforgeeks.org/find-the-element-that-appears-once/" text:style-name="Internet_20_link" text:visited-style-name="Visited_20_Internet_20_Link">Find the element that appears once</text:a></text:p>
        </text:list-item>
        <text:list-item>
          <text:p text:style-name="P7"><text:a xlink:type="simple" xlink:href="http://www.geeksforgeeks.org/find-the-row-with-maximum-number-1s/" text:style-name="Internet_20_link" text:visited-style-name="Visited_20_Internet_20_Link">Find the row with maximum number of 1s</text:a></text:p>
        </text:list-item>
        <text:list-item>
          <text:p text:style-name="P7"><text:a xlink:type="simple" xlink:href="http://www.geeksforgeeks.org/find-two-non-repeating-elements-in-an-array-of-repeating-elements/" text:style-name="Internet_20_link" text:visited-style-name="Visited_20_Internet_20_Link">Find the two non-repeating elements in an array of repeating elements</text:a></text:p>
        </text:list-item>
        <text:list-item>
          <text:p text:style-name="P7"><text:a xlink:type="simple" xlink:href="http://www.geeksforgeeks.org/function-to-check-if-a-singly-linked-list-is-palindrome/" text:style-name="Internet_20_link" text:visited-style-name="Visited_20_Internet_20_Link">Function to check if a singly linked list is palindrome</text:a></text:p>
        </text:list-item>
        <text:list-item>
          <text:p text:style-name="P7"><text:a xlink:type="simple" xlink:href="http://www.geeksforgeeks.org/given-a-number-n-generate-bit-patterns-from-0-to-2n-1-so-that-successive-patterns-differ-by-one-bit/" text:style-name="Internet_20_link" text:visited-style-name="Visited_20_Internet_20_Link">Generate n-bit Gray Codes</text:a></text:p>
        </text:list-item>
        <text:list-item>
          <text:p text:style-name="P7"><text:a xlink:type="simple" xlink:href="http://www.geeksforgeeks.org/given-only-a-pointer-to-a-node-to-be-deleted-in-a-singly-linked-list-how-do-you-delete-it/" text:style-name="Internet_20_link" text:visited-style-name="Visited_20_Internet_20_Link">Given only a pointer/reference to a node to be deleted in a singly lin</text:a></text:p>
        </text:list-item>
        <text:list-item>
          <text:p text:style-name="P7"><text:a xlink:type="simple" xlink:href="http://www.geeksforgeeks.org/how-to-determine-if-a-binary-tree-is-balanced/" text:style-name="Internet_20_link" text:visited-style-name="Visited_20_Internet_20_Link">How to determine if a binary tree is height-balanced?</text:a></text:p>
        </text:list-item>
        <text:list-item>
          <text:p text:style-name="P7"><text:a xlink:type="simple" xlink:href="http://www.geeksforgeeks.org/intersection-of-two-sorted-linked-lists/" text:style-name="Internet_20_link" text:visited-style-name="Visited_20_Internet_20_Link">Intersection of two Sorted Linked Lists</text:a></text:p>
        </text:list-item>
        <text:list-item>
          <text:p text:style-name="P7"><text:a xlink:type="simple" xlink:href="http://www.geeksforgeeks.org/length-of-the-longest-substring-without-repeating-characters/" text:style-name="Internet_20_link" text:visited-style-name="Visited_20_Internet_20_Link">Length of the longest substring without repeating characters</text:a></text:p>
        </text:list-item>
        <text:list-item>
          <text:p text:style-name="P7"><text:a xlink:type="simple" xlink:href="http://www.geeksforgeeks.org/level-order-traversal-in-spiral-form/" text:style-name="Internet_20_link" text:visited-style-name="Visited_20_Internet_20_Link">Level order traversal in spiral form</text:a></text:p>
        </text:list-item>
        <text:list-item>
          <text:p text:style-name="P7"><text:a xlink:type="simple" xlink:href="http://www.geeksforgeeks.org/lowest-common-ancestor-binary-tree-set-1/" text:style-name="Internet_20_link" text:visited-style-name="Visited_20_Internet_20_Link">Lowest Common Ancestor in a Binary Tree | Set 1</text:a></text:p>
        </text:list-item>
        <text:list-item>
          <text:p text:style-name="P7"><text:a xlink:type="simple" xlink:href="http://www.geeksforgeeks.org/lowest-common-ancestor-in-a-binary-search-tree/" text:style-name="Internet_20_link" text:visited-style-name="Visited_20_Internet_20_Link">Lowest Common Ancestor in a Binary Search Tree.</text:a></text:p>
        </text:list-item>
        <text:list-item>
          <text:p text:style-name="P7"><text:a xlink:type="simple" xlink:href="http://www.geeksforgeeks.org/majority-element/" text:style-name="Internet_20_link" text:visited-style-name="Visited_20_Internet_20_Link">Majority Element</text:a></text:p>
        </text:list-item>
        <text:list-item>
          <text:p text:style-name="P7"><text:a xlink:type="simple" xlink:href="http://www.geeksforgeeks.org/maximum-product-subarray/" text:style-name="Internet_20_link" text:visited-style-name="Visited_20_Internet_20_Link">Maximum Product Subarray</text:a></text:p>
        </text:list-item>
        <text:list-item>
          <text:p text:style-name="P7"><text:a xlink:type="simple" xlink:href="http://www.geeksforgeeks.org/maximum-width-of-a-binary-tree/" text:style-name="Internet_20_link" text:visited-style-name="Visited_20_Internet_20_Link">Maximum width of a binary tree</text:a></text:p>
        </text:list-item>
        <text:list-item>
          <text:p text:style-name="P7"><text:a xlink:type="simple" xlink:href="http://www.geeksforgeeks.org/merge-two-sorted-linked-lists-such-that-merged-list-is-in-reverse-order/" text:style-name="Internet_20_link" text:visited-style-name="Visited_20_Internet_20_Link">Merge two sorted linked lists such that merged list is in reverse order</text:a></text:p>
        </text:list-item>
        <text:list-item>
          <text:p text:style-name="P7"><text:a xlink:type="simple" xlink:href="http://www.geeksforgeeks.org/merge-two-sorted-linked-lists/" text:style-name="Internet_20_link" text:visited-style-name="Visited_20_Internet_20_Link">Merge two sorted linked lists</text:a></text:p>
        </text:list-item>
        <text:list-item>
          <text:p text:style-name="P7"><text:a xlink:type="simple" xlink:href="http://www.geeksforgeeks.org/microsoft-interview-experience-set-99-on-campus-for-internship-on-idc-and-it/" text:style-name="Internet_20_link" text:visited-style-name="Visited_20_Internet_20_Link">Microsoft Interview experience | Set 100 (On Campus for Internship on IDC and IT)</text:a></text:p>
        </text:list-item>
        <text:list-item>
          <text:p text:style-name="P7"><text:a xlink:type="simple" xlink:href="http://www.geeksforgeeks.org/minimum-time-required-so-that-all-oranges-become-rotten/" text:style-name="Internet_20_link" text:visited-style-name="Visited_20_Internet_20_Link">Minimum time required to rot all oranges</text:a></text:p>
        </text:list-item>
        <text:list-item>
          <text:p text:style-name="P7"><text:a xlink:type="simple" xlink:href="http://www.geeksforgeeks.org/mobile-numeric-keypad-problem/" text:style-name="Internet_20_link" text:visited-style-name="Visited_20_Internet_20_Link">Mobile Numeric Keypad Problem</text:a></text:p>
        </text:list-item>
        <text:list-item>
          <text:p text:style-name="P7"><text:a xlink:type="simple" xlink:href="http://www.geeksforgeeks.org/number-buildings-facing-sun/" text:style-name="Internet_20_link" text:visited-style-name="Visited_20_Internet_20_Link">Number of buildings facing the sun</text:a></text:p>
        </text:list-item>
        <text:list-item>
          <text:p text:style-name="P7"><text:a xlink:type="simple" xlink:href="http://www.geeksforgeeks.org/pairwise-swap-elements-of-a-given-linked-list/" text:style-name="Internet_20_link" text:visited-style-name="Visited_20_Internet_20_Link">Pairwise swap elements of a given linked list</text:a></text:p>
        </text:list-item>
        <text:list-item>
          <text:p text:style-name="P7"><text:a xlink:type="simple" xlink:href="http://www.geeksforgeeks.org/print-a-given-matrix-in-spiral-form/" text:style-name="Internet_20_link" text:visited-style-name="Visited_20_Internet_20_Link">Print a given matrix in spiral form</text:a></text:p>
        </text:list-item>
        <text:list-item>
          <text:p text:style-name="P7"><text:a xlink:type="simple" xlink:href="http://www.geeksforgeeks.org/print-a-pattern-without-using-any-loop/" text:style-name="Internet_20_link" text:visited-style-name="Visited_20_Internet_20_Link">Print a pattern without using any loop</text:a></text:p>
        </text:list-item>
        <text:list-item>
          <text:p text:style-name="P7"><text:a xlink:type="simple" xlink:href="http://www.geeksforgeeks.org/print-all-jumping-numbers-smaller-than-or-equal-to-a-given-value/" text:style-name="Internet_20_link" text:visited-style-name="Visited_20_Internet_20_Link">Print all Jumping Numbers smaller than or equal to a given value</text:a></text:p>
        </text:list-item>
        <text:list-item>
          <text:p text:style-name="P7"><text:a xlink:type="simple" xlink:href="http://www.geeksforgeeks.org/print-all-subarrays-with-0-sum/" text:style-name="Internet_20_link" text:visited-style-name="Visited_20_Internet_20_Link">Print all subarrays with 0 sum</text:a></text:p>
        </text:list-item>
        <text:list-item>
          <text:p text:style-name="P7"><text:a xlink:type="simple" xlink:href="http://www.geeksforgeeks.org/print-bst-keys-in-the-given-range/" text:style-name="Internet_20_link" text:visited-style-name="Visited_20_Internet_20_Link">Print BST keys in the given range</text:a></text:p>
        </text:list-item>
        <text:list-item>
          <text:p text:style-name="P7"><text:a xlink:type="simple" xlink:href="http://www.geeksforgeeks.org/print-level-order-traversal-line-line/" text:style-name="Internet_20_link" text:visited-style-name="Visited_20_Internet_20_Link">Print level order traversal line by line</text:a></text:p>
        </text:list-item>
        <text:list-item>
          <text:p text:style-name="P7"><text:a xlink:type="simple" xlink:href="http://www.geeksforgeeks.org/print-nodes-at-k-distance-from-root/" text:style-name="Internet_20_link" text:visited-style-name="Visited_20_Internet_20_Link">Print nodes at k distance from root</text:a></text:p>
        </text:list-item>
        <text:list-item>
          <text:p text:style-name="P7"><text:a xlink:type="simple" xlink:href="http://www.geeksforgeeks.org/print-string-ignoring-alternate-occurrences-character/" text:style-name="Internet_20_link" text:visited-style-name="Visited_20_Internet_20_Link">Print the string by ignoring alternate occurrences of any character</text:a></text:p>
        </text:list-item>
        <text:list-item>
          <text:p text:style-name="P7"><text:a xlink:type="simple" xlink:href="http://www.geeksforgeeks.org/program-to-add-two-binary-strings/" text:style-name="Internet_20_link" text:visited-style-name="Visited_20_Internet_20_Link">Program to add two binary strings</text:a></text:p>
        </text:list-item>
        <text:list-item>
          <text:p text:style-name="P7"><text:a xlink:type="simple" xlink:href="http://www.geeksforgeeks.org/program-to-validate-an-ip-address/" text:style-name="Internet_20_link" text:visited-style-name="Visited_20_Internet_20_Link">Program to validate an IP address</text:a></text:p>
        </text:list-item>
        <text:list-item>
          <text:p text:style-name="P7"><text:a xlink:type="simple" xlink:href="http://www.geeksforgeeks.org/queue-using-stacks/" text:style-name="Internet_20_link" text:visited-style-name="Visited_20_Internet_20_Link">Implement Queue using Stacks</text:a></text:p>
        </text:list-item>
        <text:list-item>
          <text:p text:style-name="P7"><text:a xlink:type="simple" xlink:href="http://www.geeksforgeeks.org/remove-all-duplicates-from-the-input-string/" text:style-name="Internet_20_link" text:visited-style-name="Visited_20_Internet_20_Link">Remove all duplicates from a given string</text:a></text:p>
        </text:list-item>
        <text:list-item>
          <text:p text:style-name="P7"><text:a xlink:type="simple" xlink:href="http://www.geeksforgeeks.org/remove-every-k-th-node-linked-list/" text:style-name="Internet_20_link" text:visited-style-name="Visited_20_Internet_20_Link">Remove every k-th node of the linked list</text:a></text:p>
        </text:list-item>
        <text:list-item>
          <text:p text:style-name="P7"><text:a xlink:type="simple" xlink:href="http://www.geeksforgeeks.org/reverse-level-order-traversal/" text:style-name="Internet_20_link" text:visited-style-name="Visited_20_Internet_20_Link">Reverse Level Order Traversal</text:a></text:p>
        </text:list-item>
        <text:list-item>
          <text:p text:style-name="P7"><text:a xlink:type="simple" xlink:href="http://www.geeksforgeeks.org/reverse-words-in-a-given-string/" text:style-name="Internet_20_link" text:visited-style-name="Visited_20_Internet_20_Link">Reverse words in a given string</text:a></text:p>
        </text:list-item>
        <text:list-item>
          <text:p text:style-name="P7"><text:a xlink:type="simple" xlink:href="http://www.geeksforgeeks.org/root-to-leaf-path-sum-equal-to-a-given-number/" text:style-name="Internet_20_link" text:visited-style-name="Visited_20_Internet_20_Link">Root to leaf path sum equal to a given number</text:a></text:p>
        </text:list-item>
        <text:list-item>
          <text:p text:style-name="P7"><text:soft-page-break/><text:a xlink:type="simple" xlink:href="http://www.geeksforgeeks.org/search-a-word-in-a-2d-grid-of-characters/" text:style-name="Internet_20_link" text:visited-style-name="Visited_20_Internet_20_Link">Search a Word in a 2D Grid of characters</text:a></text:p>
        </text:list-item>
        <text:list-item>
          <text:p text:style-name="P7"><text:a xlink:type="simple" xlink:href="http://www.geeksforgeeks.org/search-an-element-in-a-sorted-and-pivoted-array/" text:style-name="Internet_20_link" text:visited-style-name="Visited_20_Internet_20_Link">Search an element in a sorted and rotated array</text:a></text:p>
        </text:list-item>
        <text:list-item>
          <text:p text:style-name="P7"><text:a xlink:type="simple" xlink:href="http://www.geeksforgeeks.org/sort-a-linked-list-of-0s-1s-or-2s/" text:style-name="Internet_20_link" text:visited-style-name="Visited_20_Internet_20_Link">Sort a linked list of 0s, 1s and 2s</text:a></text:p>
        </text:list-item>
        <text:list-item>
          <text:p text:style-name="P7"><text:a xlink:type="simple" xlink:href="http://www.geeksforgeeks.org/sort-an-array-of-0s-1s-and-2s/" text:style-name="Internet_20_link" text:visited-style-name="Visited_20_Internet_20_Link">Sort an array of 0s, 1s and 2s</text:a></text:p>
        </text:list-item>
        <text:list-item>
          <text:p text:style-name="P7"><text:a xlink:type="simple" xlink:href="http://www.geeksforgeeks.org/sorted-insert-for-circular-linked-list/" text:style-name="Internet_20_link" text:visited-style-name="Visited_20_Internet_20_Link">Sorted insert for circular linked list</text:a></text:p>
        </text:list-item>
        <text:list-item>
          <text:p text:style-name="P7"><text:a xlink:type="simple" xlink:href="http://www.geeksforgeeks.org/stock-buy-sell/" text:style-name="Internet_20_link" text:visited-style-name="Visited_20_Internet_20_Link">Stock Buy Sell to Maximize Profit</text:a></text:p>
        </text:list-item>
        <text:list-item>
          <text:p text:style-name="P7"><text:a xlink:type="simple" xlink:href="http://www.geeksforgeeks.org/the-celebrity-problem/" text:style-name="Internet_20_link" text:visited-style-name="Visited_20_Internet_20_Link">The Celebrity Problem</text:a></text:p>
        </text:list-item>
        <text:list-item>
          <text:p text:style-name="P7"><text:a xlink:type="simple" xlink:href="http://www.geeksforgeeks.org/tree-isomorphism-problem/" text:style-name="Internet_20_link" text:visited-style-name="Visited_20_Internet_20_Link">Tree Isomorphism Problem</text:a></text:p>
        </text:list-item>
        <text:list-item>
          <text:p text:style-name="P7"><text:a xlink:type="simple" xlink:href="http://www.geeksforgeeks.org/two-elements-whose-sum-is-closest-to-zero/" text:style-name="Internet_20_link" text:visited-style-name="Visited_20_Internet_20_Link">Two elements whose sum is closest to zero</text:a></text:p>
        </text:list-item>
        <text:list-item>
          <text:p text:style-name="P7"><text:a xlink:type="simple" xlink:href="http://www.geeksforgeeks.org/union-and-intersection-of-two-linked-lists/" text:style-name="Internet_20_link" text:visited-style-name="Visited_20_Internet_20_Link">Union and Intersection of two Linked Lists</text:a></text:p>
        </text:list-item>
        <text:list-item>
          <text:p text:style-name="P7"><text:a xlink:type="simple" xlink:href="http://www.geeksforgeeks.org/write-a-c-program-that-given-a-set-a-of-n-numbers-and-another-number-x-determines-whether-or-not-there-exist-two-elements-in-s-whose-sum-is-exactly-x/" text:style-name="Internet_20_link" text:visited-style-name="Visited_20_Internet_20_Link">Given an a</text:a></text:p>
        </text:list-item>
        <text:list-item>
          <text:p text:style-name="P7"><text:a xlink:type="simple" xlink:href="http://www.geeksforgeeks.org/write-a-function-to-reverse-the-nodes-of-a-linked-list/" text:style-name="Internet_20_link" text:visited-style-name="Visited_20_Internet_20_Link">Write a function to reverse a linked list</text:a></text:p>
        </text:list-item>
        <text:list-item>
          <text:p text:style-name="P3"><text:a xlink:type="simple" xlink:href="http://www.geeksforgeeks.org/write-c-code-to-determine-if-two-trees-are-identical/" text:style-name="Internet_20_link" text:visited-style-name="Visited_20_Internet_20_Link">Write Code to Determine if Two Trees are Identical</text:a><text:line-break/></text:p>
        </text:list-item>
      </text:list>
      <text:p text:style-name="P2"><text:bookmark text:name="medium"/>Medium Level</text:p>
      <text:p text:style-name="Text_20_body"/>
      <text:list xml:id="list3525087291" text:style-name="L154">
        <text:list-item>
          <text:p text:style-name="P8"><text:a xlink:type="simple" xlink:href="http://www.geeksforgeeks.org/a-program-to-check-if-a-binary-tree-is-bst-or-not/" text:style-name="Internet_20_link" text:visited-style-name="Visited_20_Internet_20_Link">A program to check if a binary tree is BST or not</text:a></text:p>
        </text:list-item>
        <text:list-item>
          <text:p text:style-name="P8"><text:a xlink:type="simple" xlink:href="http://www.geeksforgeeks.org/boggle-set-2-using-trie/" text:style-name="Internet_20_link" text:visited-style-name="Visited_20_Internet_20_Link">Boggle | Set 2 (Using Trie)</text:a></text:p>
        </text:list-item>
        <text:list-item>
          <text:p text:style-name="P8"><text:a xlink:type="simple" xlink:href="http://www.geeksforgeeks.org/check-binary-tree-subtree-another-binary-tree-set-2/" text:style-name="Internet_20_link" text:visited-style-name="Visited_20_Internet_20_Link">Check if a binary tree is subtree of another binary tree | Set 2</text:a></text:p>
        </text:list-item>
        <text:list-item>
          <text:p text:style-name="P8"><text:a xlink:type="simple" xlink:href="http://www.geeksforgeeks.org/check-whether-a-given-string-is-an-interleaving-of-two-other-given-strings-set-2/" text:style-name="Internet_20_link" text:visited-style-name="Visited_20_Internet_20_Link">Dynamic Programming | Set 33 (Find if a string is interleaved of two other stri</text:a></text:p>
        </text:list-item>
        <text:list-item>
          <text:p text:style-name="P8"><text:a xlink:type="simple" xlink:href="http://www.geeksforgeeks.org/clone-linked-list-next-arbit-pointer-set-2/" text:style-name="Internet_20_link" text:visited-style-name="Visited_20_Internet_20_Link">Clone a linked list with next and random pointer | Set 2</text:a></text:p>
        </text:list-item>
        <text:list-item>
          <text:p text:style-name="P8"><text:a xlink:type="simple" xlink:href="http://www.geeksforgeeks.org/combinational-sum/" text:style-name="Internet_20_link" text:visited-style-name="Visited_20_Internet_20_Link">Combinational Sum</text:a></text:p>
        </text:list-item>
        <text:list-item>
          <text:p text:style-name="P8"><text:a xlink:type="simple" xlink:href="http://www.geeksforgeeks.org/connect-nodes-at-same-level/" text:style-name="Internet_20_link" text:visited-style-name="Visited_20_Internet_20_Link">Connect nodes at same level</text:a></text:p>
        </text:list-item>
        <text:list-item>
          <text:p text:style-name="P8"><text:a xlink:type="simple" xlink:href="http://www.geeksforgeeks.org/construct-a-binary-tree-from-parent-array-representation/" text:style-name="Internet_20_link" text:visited-style-name="Visited_20_Internet_20_Link">Construct Binary Tree from given Parent Array representation</text:a></text:p>
        </text:list-item>
        <text:list-item>
          <text:p text:style-name="P8"><text:a xlink:type="simple" xlink:href="http://www.geeksforgeeks.org/convert-number-to-words/" text:style-name="Internet_20_link" text:visited-style-name="Visited_20_Internet_20_Link">Program to convert a given number to words</text:a></text:p>
        </text:list-item>
        <text:list-item>
          <text:p text:style-name="P8"><text:a xlink:type="simple" xlink:href="http://www.geeksforgeeks.org/count-number-binary-strings-without-consecutive-1s/" text:style-name="Internet_20_link" text:visited-style-name="Visited_20_Internet_20_Link">Count number of binary strings without consecutive 1's</text:a></text:p>
        </text:list-item>
        <text:list-item>
          <text:p text:style-name="P8"><text:a xlink:type="simple" xlink:href="http://www.geeksforgeeks.org/detect-and-remove-loop-in-a-linked-list/" text:style-name="Internet_20_link" text:visited-style-name="Visited_20_Internet_20_Link">Detect and Remove Loop in a Linked List</text:a></text:p>
        </text:list-item>
        <text:list-item>
          <text:p text:style-name="P8"><text:a xlink:type="simple" xlink:href="http://www.geeksforgeeks.org/detect-cycle-in-a-graph/" text:style-name="Internet_20_link" text:visited-style-name="Visited_20_Internet_20_Link">Detect Cycle in a Directed Graph</text:a></text:p>
        </text:list-item>
        <text:list-item>
          <text:p text:style-name="P8"><text:a xlink:type="simple" xlink:href="http://www.geeksforgeeks.org/dynamic-programming-set-21-box-stacking-problem/" text:style-name="Internet_20_link" text:visited-style-name="Visited_20_Internet_20_Link">Dynamic Programming | Set 22 (Box Stacking Problem)</text:a></text:p>
        </text:list-item>
        <text:list-item>
          <text:p text:style-name="P8"><text:a xlink:type="simple" xlink:href="http://www.geeksforgeeks.org/dynamic-programming-set-8-matrix-chain-multiplication/" text:style-name="Internet_20_link" text:visited-style-name="Visited_20_Internet_20_Link">Dynamic Programming | Set 8 (Matrix Chain Multiplication)</text:a></text:p>
        </text:list-item>
        <text:list-item>
          <text:p text:style-name="P8"><text:a xlink:type="simple" xlink:href="http://www.geeksforgeeks.org/factorial-large-number/" text:style-name="Internet_20_link" text:visited-style-name="Visited_20_Internet_20_Link">Factorial of a large number</text:a></text:p>
        </text:list-item>
        <text:list-item>
          <text:p text:style-name="P8"><text:a xlink:type="simple" xlink:href="http://www.geeksforgeeks.org/find-a-tour-that-visits-all-stations/" text:style-name="Internet_20_link" text:visited-style-name="Visited_20_Internet_20_Link">Find the first circular tour that visits all petrol pumps</text:a></text:p>
        </text:list-item>
        <text:list-item>
          <text:p text:style-name="P8"><text:a xlink:type="simple" xlink:href="http://www.geeksforgeeks.org/find-distinct-subsets-given-set/" text:style-name="Internet_20_link" text:visited-style-name="Visited_20_Internet_20_Link">Find all distinct subsets of a given set</text:a></text:p>
        </text:list-item>
        <text:list-item>
          <text:p text:style-name="P8"><text:a xlink:type="simple" xlink:href="http://www.geeksforgeeks.org/find-excel-column-name-given-number/" text:style-name="Internet_20_link" text:visited-style-name="Visited_20_Internet_20_Link">Find Excel column name from a given column number</text:a></text:p>
        </text:list-item>
        <text:list-item>
          <text:p text:style-name="P8"><text:a xlink:type="simple" xlink:href="http://www.geeksforgeeks.org/find-first-non-repeating-character-stream-characters/" text:style-name="Internet_20_link" text:visited-style-name="Visited_20_Internet_20_Link">Find the first non-repeating character from a stream of characters</text:a></text:p>
        </text:list-item>
        <text:list-item>
          <text:p text:style-name="P8"><text:a xlink:type="simple" xlink:href="http://www.geeksforgeeks.org/find-four-elements-that-sum-to-a-given-value-set-2/" text:style-name="Internet_20_link" text:visited-style-name="Visited_20_Internet_20_Link">Find four elements that sum to a given value | Set 2 ( O(n^2Logn) Solution)</text:a></text:p>
        </text:list-item>
        <text:list-item>
          <text:p text:style-name="P8"><text:a xlink:type="simple" xlink:href="http://www.geeksforgeeks.org/find-next-greater-number-set-digits/" text:style-name="Internet_20_link" text:visited-style-name="Visited_20_Internet_20_Link">Find next greater number with same set of digits</text:a></text:p>
        </text:list-item>
        <text:list-item>
          <text:p text:style-name="P8"><text:a xlink:type="simple" xlink:href="http://www.geeksforgeeks.org/find-number-of-islands/" text:style-name="Internet_20_link" text:visited-style-name="Visited_20_Internet_20_Link">Find the number of islands | Set 1 (Using DFS)</text:a></text:p>
        </text:list-item>
        <text:list-item>
          <text:p text:style-name="P8"><text:a xlink:type="simple" xlink:href="http://www.geeksforgeeks.org/flattening-a-linked-list/" text:style-name="Internet_20_link" text:visited-style-name="Visited_20_Internet_20_Link">Flattening a Linked List</text:a></text:p>
        </text:list-item>
        <text:list-item>
          <text:p text:style-name="P8"><text:a xlink:type="simple" xlink:href="http://www.geeksforgeeks.org/how-to-design-a-tiny-url-or-url-shortener/" text:style-name="Internet_20_link" text:visited-style-name="Visited_20_Internet_20_Link">How to design a tiny URL or URL shortener?</text:a></text:p>
        </text:list-item>
        <text:list-item>
          <text:p text:style-name="P8"><text:a xlink:type="simple" xlink:href="http://www.geeksforgeeks.org/kth-smallestlargest-element-unsorted-array-set-2-expected-linear-time/" text:style-name="Internet_20_link" text:visited-style-name="Visited_20_Internet_20_Link">K'th Smallest/Largest Element in Unsorted Array | Set 2 (Expected Linear Time)</text:a></text:p>
        </text:list-item>
        <text:list-item>
          <text:p text:style-name="P8"><text:a xlink:type="simple" xlink:href="http://www.geeksforgeeks.org/largest-rectangle-under-histogram/" text:style-name="Internet_20_link" text:visited-style-name="Visited_20_Internet_20_Link">Largest Rectangular Area in a Histogram | Set 2</text:a></text:p>
        </text:list-item>
        <text:list-item>
          <text:p text:style-name="P8"><text:a xlink:type="simple" xlink:href="http://www.geeksforgeeks.org/largest-sum-contiguous-subarray/" text:style-name="Internet_20_link" text:visited-style-name="Visited_20_Internet_20_Link">Largest Sum Contiguous Subarray</text:a></text:p>
        </text:list-item>
        <text:list-item>
          <text:p text:style-name="P8"><text:a xlink:type="simple" xlink:href="http://www.geeksforgeeks.org/length-longest-palindrome-list-linked-list-using-o1-extra-space/" text:style-name="Internet_20_link" text:visited-style-name="Visited_20_Internet_20_Link">Length of longest palindrome list in a linked list using O(1) extra space</text:a></text:p>
        </text:list-item>
        <text:list-item>
          <text:p text:style-name="P8"><text:soft-page-break/><text:a xlink:type="simple" xlink:href="http://www.geeksforgeeks.org/longest-common-substring/" text:style-name="Internet_20_link" text:visited-style-name="Visited_20_Internet_20_Link">Dynamic Programming | Set 29 (Longest Common Substring)</text:a></text:p>
        </text:list-item>
        <text:list-item>
          <text:p text:style-name="P8"><text:a xlink:type="simple" xlink:href="http://www.geeksforgeeks.org/longest-even-length-substring-sum-first-second-half/" text:style-name="Internet_20_link" text:visited-style-name="Visited_20_Internet_20_Link">Longest Even Length Substring such that Sum of First and Second Half is same</text:a></text:p>
        </text:list-item>
        <text:list-item>
          <text:p text:style-name="P8"><text:a xlink:type="simple" xlink:href="http://www.geeksforgeeks.org/maximum-size-rectangle-binary-sub-matrix-1s/" text:style-name="Internet_20_link" text:visited-style-name="Visited_20_Internet_20_Link">Maximum size rectangle binary sub-matrix with all 1s</text:a></text:p>
        </text:list-item>
        <text:list-item>
          <text:p text:style-name="P8"><text:a xlink:type="simple" xlink:href="http://www.geeksforgeeks.org/merge-k-sorted-arrays/" text:style-name="Internet_20_link" text:visited-style-name="Visited_20_Internet_20_Link">Merge k sorted arrays | Set 1</text:a></text:p>
        </text:list-item>
        <text:list-item>
          <text:p text:style-name="P8"><text:a xlink:type="simple" xlink:href="http://www.geeksforgeeks.org/merge-two-bsts-with-limited-extra-space/" text:style-name="Internet_20_link" text:visited-style-name="Visited_20_Internet_20_Link">Merge two BSTs with limited extra space</text:a></text:p>
        </text:list-item>
        <text:list-item>
          <text:p text:style-name="P8"><text:a xlink:type="simple" xlink:href="http://www.geeksforgeeks.org/minimum-steps-to-reach-a-destination/" text:style-name="Internet_20_link" text:visited-style-name="Visited_20_Internet_20_Link">Minimum steps to reach a destination</text:a></text:p>
        </text:list-item>
        <text:list-item>
          <text:p text:style-name="P8"><text:a xlink:type="simple" xlink:href="http://www.geeksforgeeks.org/multiply-large-numbers-represented-as-strings/" text:style-name="Internet_20_link" text:visited-style-name="Visited_20_Internet_20_Link">Multiply Large Numbers represented as Strings</text:a></text:p>
        </text:list-item>
        <text:list-item>
          <text:p text:style-name="P8"><text:a xlink:type="simple" xlink:href="http://www.geeksforgeeks.org/placements-qa-progressions/" text:style-name="Internet_20_link" text:visited-style-name="Visited_20_Internet_20_Link">Placements | QA | Progressions</text:a></text:p>
        </text:list-item>
        <text:list-item>
          <text:p text:style-name="P8"><text:a xlink:type="simple" xlink:href="http://www.geeksforgeeks.org/print-nodes-distance-k-leaf-node/" text:style-name="Internet_20_link" text:visited-style-name="Visited_20_Internet_20_Link">Print all nodes that are at distance k from a leaf node</text:a></text:p>
        </text:list-item>
        <text:list-item>
          <text:p text:style-name="P8"><text:a xlink:type="simple" xlink:href="http://www.geeksforgeeks.org/printing-brackets-matrix-chain-multiplication-problem/" text:style-name="Internet_20_link" text:visited-style-name="Visited_20_Internet_20_Link">Printing brackets in Matrix Chain Multiplication Problem</text:a></text:p>
        </text:list-item>
        <text:list-item>
          <text:p text:style-name="P8"><text:a xlink:type="simple" xlink:href="http://www.geeksforgeeks.org/reverse-a-list-in-groups-of-given-size/" text:style-name="Internet_20_link" text:visited-style-name="Visited_20_Internet_20_Link">Reverse a Linked List in groups of given size</text:a></text:p>
        </text:list-item>
        <text:list-item>
          <text:p text:style-name="P8"><text:a xlink:type="simple" xlink:href="http://www.geeksforgeeks.org/sort-array-according-order-defined-another-array/" text:style-name="Internet_20_link" text:visited-style-name="Visited_20_Internet_20_Link">Sort an array according to the order defined by another array</text:a></text:p>
        </text:list-item>
        <text:list-item>
          <text:p text:style-name="P8"><text:a xlink:type="simple" xlink:href="http://www.geeksforgeeks.org/topological-sorting/" text:style-name="Internet_20_link" text:visited-style-name="Visited_20_Internet_20_Link">Topological Sorting</text:a></text:p>
        </text:list-item>
        <text:list-item>
          <text:p text:style-name="P8"><text:a xlink:type="simple" xlink:href="http://www.geeksforgeeks.org/trapping-rain-water/" text:style-name="Internet_20_link" text:visited-style-name="Visited_20_Internet_20_Link">Trapping Rain Water</text:a></text:p>
        </text:list-item>
        <text:list-item>
          <text:p text:style-name="P8"><text:a xlink:type="simple" xlink:href="http://www.geeksforgeeks.org/validity-of-a-given-tic-tac-toe-board-configuration/" text:style-name="Internet_20_link" text:visited-style-name="Visited_20_Internet_20_Link">Validity of a given Tic-Tac-Toe board configuration</text:a></text:p>
        </text:list-item>
        <text:list-item>
          <text:p text:style-name="P8"><text:a xlink:type="simple" xlink:href="http://www.geeksforgeeks.org/write-a-c-program-that-given-a-set-a-of-n-numbers-and-another-number-x-determines-whether-or-not-there-exist-two-elements-in-s-whose-sum-is-exactly-x/" text:style-name="Internet_20_link" text:visited-style-name="Visited_20_Internet_20_Link">Given an a</text:a></text:p>
        </text:list-item>
        <text:list-item>
          <text:p text:style-name="P8"><text:a xlink:type="simple" xlink:href="http://www.geeksforgeeks.org/write-a-function-to-get-the-intersection-point-of-two-linked-lists/" text:style-name="Internet_20_link" text:visited-style-name="Visited_20_Internet_20_Link">Write a function to get the intersection point of two Linked Lists.</text:a></text:p>
        </text:list-item>
        <text:list-item>
          <text:p text:style-name="P4"><text:a xlink:type="simple" xlink:href="http://www.geeksforgeeks.org/write-an-efficient-method-to-check-if-a-number-is-multiple-of-3/" text:style-name="Internet_20_link" text:visited-style-name="Visited_20_Internet_20_Link">Write an Efficient Method to Check if a Number is Multiple of 3</text:a><text:line-break/></text:p>
        </text:list-item>
      </text:list>
      <text:p text:style-name="P2"><text:bookmark text:name="hard"/>Hard Level</text:p>
      <text:p text:style-name="Text_20_body"/>
      <text:list xml:id="list1704122409" text:style-name="L155">
        <text:list-item>
          <text:p text:style-name="P9"><text:a xlink:type="simple" xlink:href="http://www.geeksforgeeks.org/backtracking-set-7-suduku/" text:style-name="Internet_20_link" text:visited-style-name="Visited_20_Internet_20_Link">Backtracking | Set 7 (Sudoku)</text:a></text:p>
        </text:list-item>
        <text:list-item>
          <text:p text:style-name="P9"><text:a xlink:type="simple" xlink:href="http://www.geeksforgeeks.org/dynamic-programming-set-37-boolean-parenthesization-problem/" text:style-name="Internet_20_link" text:visited-style-name="Visited_20_Internet_20_Link">Dynamic Programming | Set 37 (Boolean Parenthesization Problem)</text:a></text:p>
        </text:list-item>
        <text:list-item>
          <text:p text:style-name="P9"><text:a xlink:type="simple" xlink:href="http://www.geeksforgeeks.org/find-recurring-sequence-fraction/" text:style-name="Internet_20_link" text:visited-style-name="Visited_20_Internet_20_Link">Find Recurring Sequence in a Fraction</text:a></text:p>
        </text:list-item>
        <text:list-item>
          <text:p text:style-name="P9"><text:a xlink:type="simple" xlink:href="http://www.geeksforgeeks.org/fix-two-swapped-nodes-of-bst/" text:style-name="Internet_20_link" text:visited-style-name="Visited_20_Internet_20_Link">Two nodes of a BST are swapped, correct the BST</text:a></text:p>
        </text:list-item>
        <text:list-item>
          <text:p text:style-name="P9"><text:a xlink:type="simple" xlink:href="http://www.geeksforgeeks.org/implement-a-phone-directory/" text:style-name="Internet_20_link" text:visited-style-name="Visited_20_Internet_20_Link">Implement a Phone Directory</text:a></text:p>
        </text:list-item>
        <text:list-item>
          <text:p text:style-name="P9"><text:a xlink:type="simple" xlink:href="http://www.geeksforgeeks.org/implement-lru-cache/" text:style-name="Internet_20_link" text:visited-style-name="Visited_20_Internet_20_Link">Implement LRU Cache</text:a></text:p>
        </text:list-item>
        <text:list-item>
          <text:p text:style-name="P9"><text:a xlink:type="simple" xlink:href="http://www.geeksforgeeks.org/manachers-algorithm-linear-time-longest-palindromic-substring-part-1/" text:style-name="Internet_20_link" text:visited-style-name="Visited_20_Internet_20_Link">Manacher's Algorithm - Linear Time Longest Palindromic Substring - Part 1</text:a></text:p>
        </text:list-item>
        <text:list-item>
          <text:p text:style-name="P9"><text:a xlink:type="simple" xlink:href="http://www.geeksforgeeks.org/median-of-stream-of-integers-running-integers/" text:style-name="Internet_20_link" text:visited-style-name="Visited_20_Internet_20_Link">Median in a stream of integers (running integers)</text:a></text:p>
        </text:list-item>
        <text:list-item>
          <text:p text:style-name="P5"><text:a xlink:type="simple" xlink:href="http://www.geeksforgeeks.org/travelling-salesman-problem-set-1/" text:style-name="Internet_20_link" text:visited-style-name="Visited_20_Internet_20_Link">Travelling Salesman Problem | Set 1 (Naive and Dynamic Programming)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9T00:10:01.277666839</meta:creation-date>
    <dc:date>2019-10-09T00:12:29.786488439</dc:date>
    <meta:editing-duration>PT2M31S</meta:editing-duration>
    <meta:editing-cycles>1</meta:editing-cycles>
    <meta:document-statistic meta:table-count="0" meta:image-count="0" meta:object-count="0" meta:page-count="4" meta:paragraph-count="157" meta:word-count="1376" meta:character-count="7302" meta:non-whitespace-character-count="6232"/>
    <meta:generator>LibreOffice/6.0.7.3$Linux_X86_64 LibreOffice_project/00m0$Build-3</meta:generator>
  </office:meta>
</office:document-meta>
</file>